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ext-properties style:use-window-font-color="true" style:text-line-through-style="solid" style:text-line-through-type="single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color="#009900" fo:font-weight="bold" style:font-weight-asian="bold" style:font-weight-complex="bold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ext-properties fo:color="#0099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4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ext-properties fo:color="#006600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7826"/>
    </style:style>
    <style:style style:name="ce29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office:value-type="string" calcext:value-type="string"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text (like health) center mein lao</text:p>
          </table:table-cell>
          <table:table-cell table:number-columns-repeated="2"/>
          <table:table-cell table:style-name="ce1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2" svg:width="3.888cm" svg:height="0.596cm" svg:x="25.82cm" svg:y="12.663cm" draw:caption-point-x="-0.995cm" draw:caption-point-y="-1.365cm">
              <dc:date>2014-10-22T00:00:00</dc:date>
              <text:p text:style-name="P1"><text:span text:style-name="T1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2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2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orner cases mentioned in “probable good”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est on 4 gcl systems</text:p>
          </table:table-cell>
          <table:table-cell table:style-name="ce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el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Hero capabilities (basically mention magic powers)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*controls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'space' – sound turn on/off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1' – basic pow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2' – magic pow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scape – exi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eft click – attac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ight click – move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7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having multiple pages in openGL</text:p>
          </table:table-cell>
          <table:table-cell table:style-name="ce21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Selecting basic/magic power</text:p>
          </table:table-cell>
          <table:table-cell table:number-columns-repeated="6"/>
          <table:table-cell table:style-name="ce26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6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Modes</text:p>
          </table:table-cell>
          <table:table-cell table:style-name="ce20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  <table:table-cell table:style-name="ce20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ttack – <text:span text:style-name="T5">Basic</text:span> &amp; Mag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  <table:table-cell table:style-name="ce28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  <table:table-cell table:style-name="ce28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  <table:table-cell table:style-name="ce20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  <table:table-cell table:style-name="ce20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Bot</text:p>
          </table:table-cell>
          <table:table-cell table:style-name="ce24"/>
          <table:table-cell table:number-columns-repeated="7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Player leaves the game</text:p>
          </table:table-cell>
          <table:table-cell table:style-name="ce20"/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9" office:value-type="string" calcext:value-type="string">
            <text:p>directly move to game page if already connected</text:p>
          </table:table-cell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join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17:26:31.984219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0T19:57:43.873481619</dc:date>
    <meta:editing-duration>P3DT7H17M40S</meta:editing-duration>
    <meta:editing-cycles>403</meta:editing-cycles>
    <meta:generator>LibreOffice/4.2.6.3$Linux_X86_64 LibreOffice_project/420m0$Build-3</meta:generator>
    <meta:document-statistic meta:table-count="5" meta:cell-count="230" meta:object-count="0"/>
  </office:meta>
</office:document-meta>
</file>